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000000320000001FE2BDE3115.png" manifest:media-type="image/png"/>
  <manifest:file-entry manifest:full-path="layout-cache" manifest:media-type="application/binary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Garamond1" svg:font-family="Garamond" style:font-adornments="Italic" style:font-family-generic="roman"/>
    <style:font-face style:name="DejaVu Sans" svg:font-family="'DejaVu Sans'" style:font-adornments="Regular" style:font-family-generic="swiss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3" svg:font-family="'Arial Narrow'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Deutsch Gothic" svg:font-family="'Deutsch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9792in" table:align="left" style:may-break-between-rows="false"/>
    </style:style>
    <style:style style:name="Table3.A" style:family="table-column">
      <style:table-column-properties style:column-width="0.9479in"/>
    </style:style>
    <style:style style:name="Table3.B" style:family="table-column">
      <style:table-column-properties style:column-width="0.9167in"/>
    </style:style>
    <style:style style:name="Table3.C" style:family="table-column">
      <style:table-column-properties style:column-width="4in"/>
    </style:style>
    <style:style style:name="Table3.D" style:family="table-column">
      <style:table-column-properties style:column-width="1.1146in"/>
    </style:style>
    <style:style style:name="Table3.A1" style:family="table-cell">
      <style:table-cell-properties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3b3b3" fo:padding="0.0382in" fo:border="0.05pt solid #000000">
        <style:background-image/>
      </style:table-cell-properties>
    </style:style>
    <style:style style:name="Table3.2" style:family="table-row">
      <style:table-row-properties style:min-row-height="0.2458in"/>
    </style:style>
    <style:style style:name="Table3.A2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3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4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5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6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in" table:align="margins" style:may-break-between-rows="false"/>
    </style:style>
    <style:style style:name="Table4.A" style:family="table-column">
      <style:table-column-properties style:column-width="7in" style:rel-column-width="65535*"/>
    </style:style>
    <style:style style:name="Table4.2" style:family="table-row">
      <style:table-row-properties style:min-row-height="4.2444in"/>
    </style:style>
    <style:style style:name="Table4.A2" style:family="table-cell">
      <style:table-cell-properties style:vertical-align="bottom"/>
    </style:style>
    <style:style style:name="P1" style:family="paragraph" style:parent-style-name="Standard">
      <style:text-properties fo:font-size="38pt" style:font-size-asian="38pt" style:font-size-complex="38pt"/>
    </style:style>
    <style:style style:name="P2" style:family="paragraph" style:parent-style-name="Standard">
      <style:paragraph-properties fo:text-align="start" style:justify-single-word="false"/>
      <style:text-properties fo:font-size="38pt" style:font-size-asian="38pt" style:font-size-complex="38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style:vertical-align="bottom"/>
      <style:text-properties style:font-name="Arial" fo:font-size="18pt" style:font-size-asian="18pt" style:font-size-complex="18pt"/>
    </style:style>
    <style:style style:name="P5" style:family="paragraph" style:parent-style-name="Standard">
      <style:paragraph-properties fo:text-align="end" style:justify-single-word="false">
        <style:tab-stops>
          <style:tab-stop style:position="6.898in"/>
        </style:tab-stops>
      </style:paragraph-properties>
      <style:text-properties style:font-name="Ari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8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9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10" style:family="paragraph" style:parent-style-name="Standard">
      <style:paragraph-properties fo:text-align="start" style:justify-single-word="false" style:shadow="none" style:vertical-align="middle"/>
      <style:text-properties fo:color="#000000" style:font-name="Arial Narrow3" fo:font-size="24pt" style:font-size-asian="24pt" style:font-size-complex="24pt"/>
    </style:style>
    <style:style style:name="P11" style:family="paragraph" style:parent-style-name="DocText">
      <style:paragraph-properties fo:text-align="end" style:justify-single-word="false"/>
    </style:style>
    <style:style style:name="P12" style:family="paragraph" style:parent-style-name="DocText">
      <style:paragraph-properties fo:text-align="end" style:justify-single-word="false"/>
      <style:text-properties fo:color="#11471e" style:font-name="Arial Narrow3" fo:font-size="24pt" fo:font-weight="bold" style:font-size-asian="24pt" style:font-weight-asian="bold" style:font-size-complex="24pt" style:font-weight-complex="bold"/>
    </style:style>
    <style:style style:name="P13" style:family="paragraph" style:parent-style-name="DocText">
      <style:paragraph-properties fo:text-align="end" style:justify-single-word="false"/>
      <style:text-properties fo:font-size="14pt" style:font-size-asian="14pt" style:font-size-complex="14pt"/>
    </style:style>
    <style:style style:name="P14" style:family="paragraph" style:parent-style-name="DocText">
      <style:paragraph-properties fo:text-align="end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5" style:family="paragraph" style:parent-style-name="DocText">
      <style:text-properties style:text-position="0% 100%"/>
    </style:style>
    <style:style style:name="P16" style:family="paragraph" style:parent-style-name="DocText">
      <style:text-properties style:text-position="0% 100%" fo:font-style="normal" style:font-style-asian="normal" style:font-style-complex="normal"/>
    </style:style>
    <style:style style:name="P17" style:family="paragraph" style:parent-style-name="DocText">
      <style:text-properties style:font-name="Garamond" style:text-underline-style="none"/>
    </style:style>
    <style:style style:name="P18" style:family="paragraph" style:parent-style-name="DocText">
      <style:paragraph-properties fo:break-before="page"/>
    </style:style>
    <style:style style:name="P19" style:family="paragraph" style:parent-style-name="DocText">
      <style:paragraph-properties fo:text-align="end" style:justify-single-word="false" fo:break-before="page"/>
      <style:text-properties fo:color="#11471e" style:font-name="Arial Narrow3" fo:font-size="24pt" fo:font-weight="bold" style:font-size-asian="24pt" style:font-weight-asian="bold" style:font-size-complex="24pt" style:font-weight-complex="bold"/>
    </style:style>
    <style:style style:name="P20" style:family="paragraph" style:parent-style-name="DocText">
      <style:paragraph-properties fo:margin-top="0in" fo:margin-bottom="0in" style:contextual-spacing="false"/>
    </style:style>
    <style:style style:name="P21" style:family="paragraph" style:parent-style-name="DocText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22" style:family="paragraph" style:parent-style-name="DocVariableDef">
      <style:text-properties style:text-position="0% 100%"/>
    </style:style>
    <style:style style:name="P23" style:family="paragraph" style:parent-style-name="DocVariableDef">
      <style:text-properties style:text-underline-style="none"/>
    </style:style>
    <style:style style:name="P24" style:family="paragraph" style:parent-style-name="DocVariableDef">
      <style:text-properties style:font-name="Garamond" style:text-underline-style="none"/>
    </style:style>
    <style:style style:name="P25" style:family="paragraph" style:parent-style-name="Text_20_body">
      <style:text-properties style:text-position="0% 100%"/>
    </style:style>
    <style:style style:name="P26" style:family="paragraph" style:parent-style-name="DocTitle" style:master-page-name="Title_20_Page">
      <style:paragraph-properties style:page-number="auto"/>
    </style:style>
    <style:style style:name="P27" style:family="paragraph" style:parent-style-name="DocText">
      <style:paragraph-properties fo:text-align="end" style:justify-single-word="false"/>
    </style:style>
    <style:style style:name="P28" style:family="paragraph" style:parent-style-name="Contents_20_2">
      <style:paragraph-properties>
        <style:tab-stops>
          <style:tab-stop style:position="6.8035in" style:type="right" style:leader-style="dotted" style:leader-text="."/>
        </style:tab-stops>
      </style:paragraph-properties>
    </style:style>
    <style:style style:name="P29" style:family="paragraph" style:parent-style-name="Contents_20_1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30" style:family="paragraph" style:parent-style-name="DocHeading1">
      <style:paragraph-properties fo:break-before="page"/>
    </style:style>
    <style:style style:name="P31" style:family="paragraph">
      <style:paragraph-properties fo:text-align="center"/>
    </style:style>
    <style:style style:name="P32" style:family="paragraph">
      <style:paragraph-properties fo:text-align="end"/>
    </style:style>
    <style:style style:name="P33" style:family="paragraph">
      <style:paragraph-properties fo:text-align="end"/>
      <style:text-properties style:text-outline="true" style:font-name="Deutsch Gothic" fo:letter-spacing="0.0157in" fo:text-shadow="non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fo:font-style="italic" style:font-style-asian="italic" style:font-style-complex="italic"/>
    </style:style>
    <style:style style:name="T5" style:family="text">
      <style:text-properties style:text-position="0% 100%" fo:font-style="normal" style:font-style-asian="normal" style:font-style-complex="normal"/>
    </style:style>
    <style:style style:name="T6" style:family="text">
      <style:text-properties style:text-position="0% 100%" fo:font-style="normal" style:text-underline-style="none" style:font-style-asian="normal" style:font-style-complex="normal"/>
    </style:style>
    <style:style style:name="T7" style:family="text">
      <style:text-properties style:text-position="0% 100%" style:text-underline-style="solid" style:text-underline-width="auto" style:text-underline-color="font-color"/>
    </style:style>
    <style:style style:name="T8" style:family="text">
      <style:text-properties style:text-position="0% 100%" style:text-underline-style="non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style:text-underline-style="none"/>
    </style:style>
    <style:style style:name="T15" style:family="text">
      <style:text-properties style:text-position="sub 58%"/>
    </style:style>
    <style:style style:name="T16" style:family="text">
      <style:text-properties style:text-position="sub 58%" fo:font-style="normal" style:text-underline-style="none" style:font-style-asian="normal" style:font-style-complex="normal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style:font-name="DejaVu Sans" style:text-underline-style="none"/>
    </style:style>
    <style:style style:name="T19" style:family="text">
      <style:text-properties style:font-name="Garamond" style:text-underline-style="none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outline="false" style:font-name="Deutsch Gothic" fo:font-size="24pt" fo:letter-spacing="0.0157in" fo:text-shadow="1pt 1pt" fo:font-weight="normal" style:font-weight-asian="normal" style:font-name-complex="Arial Narrow3" style:font-size-complex="24pt" style:font-weight-complex="normal"/>
    </style:style>
    <style:style style:name="T22" style:family="text">
      <style:text-properties style:text-outline="true" style:font-name="Deutsch Gothic" fo:font-size="24pt" fo:letter-spacing="0.0157in" fo:text-shadow="1pt 1pt" style:font-name-complex="Arial Narrow3" style:font-size-complex="24pt"/>
    </style:style>
    <style:style style:name="T23" style:family="text">
      <style:text-properties style:text-outline="fals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vg:stroke-width="0.0299in" draw:marker-start-width="0in" draw:marker-end-width="0in" draw:textarea-horizontal-align="center" draw:textarea-vertical-align="middle" fo:padding-top="0.0146in" fo:padding-bottom="0.0146in" fo:padding-left="0.0146in" fo:padding-right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gradient" draw:fill-color="#11471e" draw:fill-gradient-name="Gradient_20_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2">
      <number:number number:decimal-places="2"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26"><draw:rect text:anchor-type="paragraph" draw:z-index="18" draw:style-name="gr3" draw:text-style-name="P31" svg:width="0.4898in" svg:height="8.7087in" svg:x="-0.0016in" svg:y="0.0083in"><text:p/></draw:rect>oFreq Dynamics</text:p>
      <text:p text:style-name="DocSubtitle">Theory of Dynamics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Nicholas Barczak</text:p>
      <text:p text:style-name="P14">March 30, 2013</text:p>
      <text:p text:style-name="P13">Rev: <text:s/>1.0</text:p>
      <text:p text:style-name="P13">DMS1303-000-110-01</text:p>
      <text:p text:style-name="P19">Revision History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21">Revision</text:p>
            </table:table-cell>
            <table:table-cell table:style-name="Table3.A1" office:value-type="string">
              <text:p text:style-name="P21">Date</text:p>
            </table:table-cell>
            <table:table-cell table:style-name="Table3.A1" office:value-type="string">
              <text:p text:style-name="P21">Changes</text:p>
            </table:table-cell>
            <table:table-cell table:style-name="Table3.D1" office:value-type="string">
              <text:p text:style-name="P21">Approval</text:p>
            </table:table-cell>
          </table:table-row>
        </table:table-header-rows>
        <table:table-row table:style-name="Table3.2">
          <table:table-cell table:style-name="Table3.A2" office:value-type="float" office:value="1">
            <text:p text:style-name="P20">1.00</text:p>
          </table:table-cell>
          <table:table-cell table:style-name="Table3.B2" office:value-type="string">
            <text:p text:style-name="P20">Apr 03, 2013</text:p>
          </table:table-cell>
          <table:table-cell table:style-name="Table3.C6" office:value-type="string">
            <text:p text:style-name="P20">Initial Issue</text:p>
          </table:table-cell>
          <table:table-cell table:style-name="Table3.D6" office:value-type="string">
            <text:p text:style-name="P20">Nicholas Barczak</text:p>
          </table:table-cell>
        </table:table-row>
        <table:table-row>
          <table:table-cell table:style-name="Table3.A6">
            <text:p text:style-name="P20"/>
          </table:table-cell>
          <table:table-cell table:style-name="Table3.B6">
            <text:p text:style-name="P20"/>
          </table:table-cell>
          <table:table-cell table:style-name="Table3.C6" office:value-type="string">
            <text:p text:style-name="P20"/>
          </table:table-cell>
          <table:table-cell table:style-name="Table3.D6" office:value-type="string">
            <text:p text:style-name="P20"/>
          </table:table-cell>
        </table:table-row>
        <table:table-row>
          <table:table-cell table:style-name="Table3.A6">
            <text:p text:style-name="P20"/>
          </table:table-cell>
          <table:table-cell table:style-name="Table3.B6">
            <text:p text:style-name="P20"/>
          </table:table-cell>
          <table:table-cell table:style-name="Table3.C6" office:value-type="string">
            <text:p text:style-name="P20"/>
          </table:table-cell>
          <table:table-cell table:style-name="Table3.D6" office:value-type="string">
            <text:p text:style-name="P20"/>
          </table:table-cell>
        </table:table-row>
        <table:table-row>
          <table:table-cell table:style-name="Table3.A6">
            <text:p text:style-name="P20"/>
          </table:table-cell>
          <table:table-cell table:style-name="Table3.B6">
            <text:p text:style-name="P20"/>
          </table:table-cell>
          <table:table-cell table:style-name="Table3.C6" office:value-type="string">
            <text:p text:style-name="P20"/>
          </table:table-cell>
          <table:table-cell table:style-name="Table3.D6" office:value-type="string">
            <text:p text:style-name="P20"/>
          </table:table-cell>
        </table:table-row>
        <table:table-row>
          <table:table-cell table:style-name="Table3.A6">
            <text:p text:style-name="P20"/>
          </table:table-cell>
          <table:table-cell table:style-name="Table3.B6">
            <text:p text:style-name="P20"/>
          </table:table-cell>
          <table:table-cell table:style-name="Table3.C6" office:value-type="string">
            <text:p text:style-name="P20"/>
          </table:table-cell>
          <table:table-cell table:style-name="Table3.D6" office:value-type="string">
            <text:p text:style-name="P20"/>
          </table:table-cell>
        </table:table-row>
      </table:table>
      <text:p text:style-name="DocText"/>
      <table:table table:name="Table4" table:style-name="Table4">
        <table:table-column table:style-name="Table4.A"/>
        <table:table-row>
          <table:table-cell office:value-type="string">
            <text:p text:style-name="P12">Prepared By</text:p>
            <text:p text:style-name="P6">Datawave Marine Solutions</text:p>
            <text:p text:style-name="P6">3500 27<text:span text:style-name="T2">th</text:span> Pl West</text:p>
            <text:p text:style-name="P6">Apt 423</text:p>
            <text:p text:style-name="P6">Seattle, WA 98199</text:p>
            <text:p text:style-name="P6"/>
            <text:p text:style-name="P6">www.dmsonline.us</text:p>
          </table:table-cell>
        </table:table-row>
        <table:table-row table:style-name="Table4.2">
          <table:table-cell table:style-name="Table4.A2" office:value-type="string">
            <text:p text:style-name="P7">Confidential and proprietary property of Datawave Marine Solutions (DMS).</text:p>
            <text:p text:style-name="P7">May not be used for construction or provided to any third parties without prior written consent. <text:s/></text:p>
            <text:p text:style-name="P7">Copyright 2012, Datawave Marine Solutions.</text:p>
          </table:table-cell>
        </table:table-row>
      </table:table>
      <text:p text:style-name="Standard"/>
      <text:table-of-content text:style-name="Sect1" text:protected="true" text:name="Table of Contents1">
        <text:table-of-content-source text:outline-level="2" text:use-outline-level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Appendix"/>
            <text:index-source-style text:style-name="DocHeading1"/>
          </text:index-source-styles>
          <text:index-source-styles text:outline-level="2">
            <text:index-source-style text:style-name="DocHeading2"/>
          </text:index-source-styles>
        </text:table-of-content-source>
        <text:index-body>
          <text:index-title text:style-name="Sect2" text:name="Table of Contents1_Head">
            <text:p text:style-name="Contents_20_Heading"><text:soft-page-break/>Table of Contents</text:p>
          </text:index-title>
          <text:p text:style-name="P29"><text:s/>1 Introduction<text:tab/>4</text:p>
          <text:p text:style-name="P29"><text:s/>2 Dynamics<text:tab/>4</text:p>
          <text:p text:style-name="P28"><text:s/>2.1 Differential Equations Applied to Dynamics<text:tab/>5</text:p>
          <text:p text:style-name="P29"><text:s/>3 Dynamics with Ocean Waves<text:tab/>5</text:p>
          <text:p text:style-name="P29"><text:s/>4 Generalization<text:tab/>7</text:p>
          <text:p text:style-name="P29"><text:s/>5 Multiple Degrees of Freedom<text:tab/>7</text:p>
          <text:p text:style-name="P29"><text:s/>6 Conclusion<text:tab/>8</text:p>
          <text:p text:style-name="P29"><text:s/>7 References<text:tab/>9</text:p>
        </text:index-body>
      </text:table-of-content>
      <text:p text:style-name="DocText"/>
      <text:h text:style-name="P30" text:outline-level="1">Introduction</text:h>
      <text:p text:style-name="DocText">This report provides an introduction to the theory of Dynamics, which is the core function of the program oFreq. <text:s/>It covers the engineering concepts behind the core program functions. <text:s/>It does not present any information in a rigorous engineering format. <text:s/>The explanation skips over some of the messy details for the derivations. <text:s/>Instead, this document serves as a guide to an end user on the functional use of the theories and mathematics.</text:p>
      <text:h text:style-name="DocHeading1" text:outline-level="1">Dynamics</text:h>
      <text:p text:style-name="DocText">Dynamics is the science of predicting the motions of a body from all the forces that act on it. <text:s/>And these forces tend to fall into four major categories:</text:p>
      <text:list xml:id="list7943445371" text:style-name="Numbering_20_1">
        <text:list-item>
          <text:p text:style-name="DocNumList">Reactive Force – Acceleration</text:p>
        </text:list-item>
        <text:list-item>
          <text:p text:style-name="DocNumList">Reactive Force – Velocity</text:p>
        </text:list-item>
        <text:list-item>
          <text:p text:style-name="DocNumList">Reactive Force – Position</text:p>
        </text:list-item>
        <text:list-item>
          <text:p text:style-name="DocNumList">Active Force</text:p>
        </text:list-item>
      </text:list>
      <text:p text:style-name="DocText"/>
      <text:p text:style-name="DocText">The reactive forces that depend on acceleration have to do with an object's momentum. <text:s/>Simply put: <text:s/>a big heavy thing takes more force to push faster than a small thing. <text:s/>Acceleration based forces depend on an object's mass, and the distribution of that mass. <text:s/></text:p>
      <text:p text:style-name="DocText">The reactive forces that depend on velocity usually have to do with viscosity and friction. <text:s/>The faster the difference in velocity between two surfaces, the strong that friction acts to slow things down.</text:p>
      <text:p text:style-name="DocText">The reactive forces that depend on position are usually springs. <text:s/>The farther you pull things apart, the harder they pull back.</text:p>
      <text:p text:style-name="DocText">And lastly, you have active forces, which are completely independent of anything related to motion. <text:s/>These are constants that don't change. <text:s/>The basic idea of dynamics is that you can add all these forces up and find out what the resulting changes are.</text:p>
      <text:p text:style-name="DocText">It was an oversimplification to say that you can simply add up the forces. <text:s/>Actually, the manner in which you combine them changes depending on the situation. <text:s/>For the application of oFreq, we will use a special subset of dynamics called simple harmonic motion. <text:s/>This relates to situations with repeated motion, like a weight bouncing on a spring. <text:s/>Or for a more complex example, a ship bouncing on ocean waves. <text:s/>The critical thing to remember for simple harmonic motion is that all those forces must add up to equal zero. <text:s/>They must balance.</text:p>
      <text:p text:style-name="DocEquation"><draw:frame draw:style-name="fr2" draw:name="Object12" text:anchor-type="as-char" svg:width="2.3827in" svg:height="0.2126in" draw:z-index="20"><draw:object xlink:href="./Object 12" xlink:type="simple" xlink:show="embed" xlink:actuate="onLoad"/><draw:image xlink:href="./ObjectReplacements/Object 12" xlink:type="simple" xlink:show="embed" xlink:actuate="onLoad"/></draw:frame><text:tab/>Equation <text:sequence text:ref-name="refEquation0" text:name="Equation" text:formula="ooow:Equation+1" style:num-format="1">2.1</text:sequence></text:p>
      <text:p text:style-name="DocText">The <text:span text:style-name="T9">(t)</text:span> indicates that each of the forces varies with time, but at any instant in time, all four forces must balance and add to zero. <text:s/>Now this equation needs to be reworked to include the actual motions that we are trying to solve for. <text:s/>I make the following substitutions.</text:p>
      <text:p text:style-name="DocEquation"><text:soft-page-break/><draw:frame draw:style-name="fr2" draw:name="Object13" text:anchor-type="as-char" svg:width="1.3063in" svg:height="0.2126in" draw:z-index="21"><draw:object xlink:href="./Object 13" xlink:type="simple" xlink:show="embed" xlink:actuate="onLoad"/><draw:image xlink:href="./ObjectReplacements/Object 13" xlink:type="simple" xlink:show="embed" xlink:actuate="onLoad"/></draw:frame><text:tab/>Equation <text:sequence text:ref-name="refEquation1" text:name="Equation" text:formula="ooow:Equation+1" style:num-format="1">2.2</text:sequence></text:p>
      <text:p text:style-name="DocVariableDef">k<text:span text:style-name="T15">2</text:span><text:span text:style-name="T3"> <text:tab/>= some coefficient that is known and specific to each problem.</text:span></text:p>
      <text:p text:style-name="P22">a(t) <text:tab/>= acceleration.</text:p>
      <text:p text:style-name="DocEquation"><draw:frame draw:style-name="fr2" draw:name="Object14" text:anchor-type="as-char" svg:width="1.2134in" svg:height="0.2126in" draw:z-index="22"><draw:object xlink:href="./Object 14" xlink:type="simple" xlink:show="embed" xlink:actuate="onLoad"/><draw:image xlink:href="./ObjectReplacements/Object 14" xlink:type="simple" xlink:show="embed" xlink:actuate="onLoad"/></draw:frame><text:tab/>Equation <text:sequence text:ref-name="refEquation2" text:name="Equation" text:formula="ooow:Equation+1" style:num-format="1">2.3</text:sequence></text:p>
      <text:p text:style-name="DocVariableDef"><text:span text:style-name="T3">k</text:span><text:span text:style-name="T15">1</text:span><text:span text:style-name="T3"> <text:tab/>= another coefficient that is known and specific to each problem.</text:span></text:p>
      <text:p text:style-name="P22">v(t) <text:tab/>= velocity</text:p>
      <text:p text:style-name="DocEquation"><draw:frame draw:style-name="fr2" draw:name="Object15" text:anchor-type="as-char" svg:width="1.1252in" svg:height="0.2134in" draw:z-index="26"><draw:object xlink:href="./Object 15" xlink:type="simple" xlink:show="embed" xlink:actuate="onLoad"/><draw:image xlink:href="./ObjectReplacements/Object 15" xlink:type="simple" xlink:show="embed" xlink:actuate="onLoad"/></draw:frame><text:tab/>Equation <text:sequence text:ref-name="refEquation3" text:name="Equation" text:formula="ooow:Equation+1" style:num-format="1">2.4</text:sequence></text:p>
      <text:p text:style-name="DocVariableDef"><text:span text:style-name="T3">k</text:span><text:span text:style-name="T15">0</text:span><text:span text:style-name="T3"> <text:tab/>= another coefficient that is known and specific to each problem.</text:span></text:p>
      <text:p text:style-name="DocVariableDef"><text:span text:style-name="T3">x(t) <text:tab/>= position. <text:s/></text:span><text:span text:style-name="T4">This is the motion variable that we are trying to solve for.</text:span></text:p>
      <text:p text:style-name="P16"/>
      <text:p text:style-name="P16">Using these substitutions, the forces are rearranged into the typical presented form for the equation of motion. <text:s/>We have the reaction forces on the left side of the equation, the active forces on the right side of the equation, and the variable x(t) mixed into the middle.</text:p>
      <text:p text:style-name="DocEquation"><draw:frame draw:style-name="fr2" draw:name="Object16" text:anchor-type="as-char" svg:width="2.0717in" svg:height="0.2126in" draw:z-index="27"><draw:object xlink:href="./Object 16" xlink:type="simple" xlink:show="embed" xlink:actuate="onLoad"/><draw:image xlink:href="./ObjectReplacements/Object 16" xlink:type="simple" xlink:show="embed" xlink:actuate="onLoad"/></draw:frame><text:tab/>Equation <text:sequence text:ref-name="refEquation4" text:name="Equation" text:formula="ooow:Equation+1" style:num-format="1">2.5</text:sequence></text:p>
      <text:p text:style-name="P16">The next problem becomes how to relate x(t) to a(t) and v(t) and solve for everything. <text:s/>To do that, I use differential equations.</text:p>
      <text:h text:style-name="DocHeading2" text:outline-level="2">Differential Equations Applied to Dynamics</text:h>
      <text:p text:style-name="DocText">Differential equations and calculus allow us to relate the acceleration and velocity to position. <text:s/>Thanks to previous scientific work, it is known that the acceleration and velocity are related by the derivatives of position, <text:span text:style-name="T9">x(t)</text:span><text:span text:style-name="T12">. <text:s/></text:span></text:p>
      <text:p text:style-name="DocEquation"><draw:frame draw:style-name="fr2" draw:name="Object3" text:anchor-type="as-char" svg:width="0.7846in" svg:height="0.8425in" draw:z-index="28"><draw:object xlink:href="./Object 4" xlink:type="simple" xlink:show="embed" xlink:actuate="onLoad"/><draw:image xlink:href="./ObjectReplacements/Object 4" xlink:type="simple" xlink:show="embed" xlink:actuate="onLoad"/><svg:desc>formula</svg:desc></draw:frame><text:tab/>Equation <text:sequence text:ref-name="refEquation5" text:name="Equation" text:formula="ooow:Equation+1" style:num-format="1">2.6</text:sequence></text:p>
      <text:p text:style-name="DocText">I can substitute those derivatives in for acceleration and velocity. <text:s/>This gives the following differential equation.</text:p>
      <text:p text:style-name="DocEquation"><draw:frame draw:style-name="fr2" draw:name="Object4" text:anchor-type="as-char" svg:width="2.0016in" svg:height="0.4409in" draw:z-index="30"><draw:object xlink:href="./Object 2" xlink:type="simple" xlink:show="embed" xlink:actuate="onLoad"/><draw:image xlink:href="./ObjectReplacements/Object 2" xlink:type="simple" xlink:show="embed" xlink:actuate="onLoad"/></draw:frame><text:tab/>Equation <text:sequence text:ref-name="refEquation6" text:name="Equation" text:formula="ooow:Equation+1" style:num-format="1">2.7</text:sequence></text:p>
      <text:p text:style-name="DocText">The good news is that now all the reactive forces on the left hand side of the equation are in terms of <text:span text:style-name="T9">x(t). <text:s/></text:span><text:span text:style-name="T12">This is the basic differential equation for dynamic motions involving simple harmonic motion. <text:s/>The bad news is that now we need to solve a differential equation.</text:span></text:p>
      <text:h text:style-name="P30" text:outline-level="1">Dynamics with Ocean Waves</text:h>
      <text:p text:style-name="DocText">There are many ways to solve differential equations. <text:s/>When we apply this equation to the problem of ocean waves, it is fairly easily to solve. <text:s/>One way to solve a differential equation is trial and error. <text:s/>We try a function and calculate its derivatives. <text:s/></text:p>
      <text:p text:style-name="DocText">Try a solution of the form</text:p>
      <text:p text:style-name="DocEquation"><draw:frame draw:style-name="fr2" draw:name="Object5" text:anchor-type="as-char" svg:width="0.6929in" svg:height="0.2075in" draw:z-index="31"><draw:object xlink:href="./Object 3" xlink:type="simple" xlink:show="embed" xlink:actuate="onLoad"/><draw:image xlink:href="./ObjectReplacements/Object 3" xlink:type="simple" xlink:show="embed" xlink:actuate="onLoad"/><svg:desc>formula</svg:desc></draw:frame><text:tab/>Equation <text:sequence text:ref-name="refEquation7" text:name="Equation" text:formula="ooow:Equation+1" style:num-format="1">3.1</text:sequence></text:p>
      <text:p text:style-name="DocVariableDef">Where:</text:p>
      <text:p text:style-name="DocVariableDef"><text:span text:style-name="T20">X</text:span><text:span text:style-name="T14"> <text:s/><text:tab/>= the amplitude of motion, represented as a complex number. (Underline denotes complex number.)</text:span></text:p>
      <text:p text:style-name="P23">i <text:tab/>= imaginary number</text:p>
      <text:p text:style-name="DocVariableDef"><text:span text:style-name="T18">ω</text:span><text:span text:style-name="T19"><text:tab/>= frequency of the waves</text:span></text:p>
      <text:p text:style-name="P24">t <text:tab/>= time</text:p>
      <text:p text:style-name="P17"/>
      <text:p text:style-name="DocText">This function has the following derivatives.</text:p>
      <text:p text:style-name="DocEquation"><draw:frame draw:style-name="fr2" draw:name="Object6" text:anchor-type="as-char" svg:width="2.2846in" svg:height="0.8409in" draw:z-index="32"><draw:object xlink:href="./Object 5" xlink:type="simple" xlink:show="embed" xlink:actuate="onLoad"/><draw:image xlink:href="./ObjectReplacements/Object 5" xlink:type="simple" xlink:show="embed" xlink:actuate="onLoad"/><svg:desc>formula</svg:desc></draw:frame><text:tab/>Equation <text:sequence text:ref-name="refEquation8" text:name="Equation" text:formula="ooow:Equation+1" style:num-format="1">3.2</text:sequence></text:p>
      <text:p text:style-name="DocText">I substitute this function and its derivatives into the equation of motion. <text:s/>At the same time, I will make one other substitution. <text:s/>Because I have limited my problem to simple harmonic motion, I know that my active force will also be harmonic. <text:s/>So I can replace it with the following substitution.</text:p>
      <text:p text:style-name="DocEquation"><draw:frame draw:style-name="fr2" draw:name="Object17" text:anchor-type="as-char" svg:width="0.9043in" svg:height="0.2201in" draw:z-index="33"><draw:object xlink:href="./Object 17" xlink:type="simple" xlink:show="embed" xlink:actuate="onLoad"/><draw:image xlink:href="./ObjectReplacements/Object 17" xlink:type="simple" xlink:show="embed" xlink:actuate="onLoad"/></draw:frame><text:tab/>Equation <text:sequence text:ref-name="refEquation9" text:name="Equation" text:formula="ooow:Equation+1" style:num-format="1">3.3</text:sequence></text:p>
      <text:p text:style-name="DocText">All these substitutions give the following equation.</text:p>
      <text:p text:style-name="DocEquation"><draw:frame draw:style-name="fr2" draw:name="Object7" text:anchor-type="as-char" svg:width="3.0252in" svg:height="0.239in" draw:z-index="23"><draw:object xlink:href="./Object 7" xlink:type="simple" xlink:show="embed" xlink:actuate="onLoad"/><draw:image xlink:href="./ObjectReplacements/Object 7" xlink:type="simple" xlink:show="embed" xlink:actuate="onLoad"/></draw:frame><text:tab/>Equation <text:sequence text:ref-name="refEquation10" text:name="Equation" text:formula="ooow:Equation+1" style:num-format="1">3.4</text:sequence></text:p>
      <text:p text:style-name="DocEquation"><draw:frame draw:style-name="fr2" draw:name="Object8" text:anchor-type="as-char" svg:width="2.3193in" svg:height="0.2654in" draw:z-index="24"><draw:object xlink:href="./Object 8" xlink:type="simple" xlink:show="embed" xlink:actuate="onLoad"/><draw:image xlink:href="./ObjectReplacements/Object 8" xlink:type="simple" xlink:show="embed" xlink:actuate="onLoad"/></draw:frame><text:tab/>Equation <text:sequence text:ref-name="refEquation11" text:name="Equation" text:formula="ooow:Equation+1" style:num-format="1">3.5</text:sequence></text:p>
      <text:p text:style-name="DocText">The term <draw:frame draw:style-name="fr2" draw:name="Object10" text:anchor-type="as-char" svg:width="0.3161in" svg:height="0.2075in" draw:z-index="29"><draw:object xlink:href="./Object 10" xlink:type="simple" xlink:show="embed" xlink:actuate="onLoad"/><draw:image xlink:href="./ObjectReplacements/Object 10" xlink:type="simple" xlink:show="embed" xlink:actuate="onLoad"/></draw:frame> is on both sides of the equation and cancels out.</text:p>
      <text:p text:style-name="DocEquation"><draw:frame draw:style-name="fr2" draw:name="Object9" text:anchor-type="as-char" svg:width="1.8118in" svg:height="0.2654in" draw:z-index="25"><draw:object xlink:href="./Object 9" xlink:type="simple" xlink:show="embed" xlink:actuate="onLoad"/><draw:image xlink:href="./ObjectReplacements/Object 9" xlink:type="simple" xlink:show="embed" xlink:actuate="onLoad"/><svg:desc>formula</svg:desc></draw:frame><text:tab/>Equation <text:sequence text:ref-name="refEquation12" text:name="Equation" text:formula="ooow:Equation+1" style:num-format="1">3.6</text:sequence></text:p>
      <text:p text:style-name="DocText">This leaves a single equation. <text:s/>This equation describes the amplitude of the motion and its phase, in terms of the variable <text:span text:style-name="T10">X</text:span><text:span text:style-name="T13">, which is a complex number. <text:s/>The variable </text:span><text:span text:style-name="T10">X</text:span><text:span text:style-name="T11"> </text:span><text:span text:style-name="T13">is what we need to solve for.</text:span></text:p>
      <text:p text:style-name="DocText"><text:span text:style-name="T13">The really important part about this is to notice how a differential equation transformed <text:s/>into an algebraic equation. <text:s/>But any program still needs to understand that the coefficients </text:span><text:soft-page-break/><text:span text:style-name="T13">k</text:span><text:span text:style-name="T16">0</text:span><text:span text:style-name="T6">, k</text:span><text:span text:style-name="T16">1</text:span><text:span text:style-name="T6">, and k</text:span><text:span text:style-name="T16">2</text:span><text:span text:style-name="T6"> were originally associated with derivatives of different orders. <text:s/></text:span></text:p>
      <text:h text:style-name="DocHeading1" text:outline-level="1">Generalization</text:h>
      <text:p text:style-name="Text_20_body"><text:sequence-ref text:reference-format="category-and-value" text:ref-name="refEquation12">Equation 3.6</text:sequence-ref> was developed only considering terms up to second order derivatives of position (<text:span text:style-name="T10">X</text:span><text:span text:style-name="T14">). <text:s/>This was logical because derivatives above this have no physical meaning. <text:s/>However, the intent is to make this program adaptable to future unanticipated situations. <text:s/>For example, certain computer control systems for ships may react based on the third derivative of position. <text:s/>To achieve this flexibility, the equation for a force was generalized to allow any number of derivatives.</text:span></text:p>
      <text:p text:style-name="DocEquation"><draw:frame draw:style-name="fr2" draw:name="Object1" text:anchor-type="as-char" svg:width="1.7984in" svg:height="0.4953in" draw:z-index="19"><draw:object xlink:href="./Object 1" xlink:type="simple" xlink:show="embed" xlink:actuate="onLoad"/><draw:image xlink:href="./ObjectReplacements/Object 1" xlink:type="simple" xlink:show="embed" xlink:actuate="onLoad"/></draw:frame><text:tab/>Equation <text:sequence text:ref-name="refEquation13" text:name="Equation" text:formula="ooow:Equation+1" style:num-format="1">4.1</text:sequence></text:p>
      <text:p text:style-name="DocVariableDef">Where:</text:p>
      <text:p text:style-name="DocVariableDef">j =<text:tab/>Counting variable.</text:p>
      <text:p text:style-name="DocVariableDef">k<text:span text:style-name="T15">j</text:span><text:span text:style-name="T3"> = <text:tab/>Some real number coefficient that is user assigned or interpolated from data.</text:span></text:p>
      <text:p text:style-name="P22">n = <text:tab/>Maximum number terms used in the equation.</text:p>
      <text:p text:style-name="P15"/>
      <text:p text:style-name="DocText"><text:span text:style-name="T3">The counting variable </text:span><text:span text:style-name="T4">j</text:span><text:span text:style-name="T5"> corresponds to the order of the derivative, but we have no need to deal with derivatives specifically. <text:s/>All that we need is for the user to specify the order of the derivative corresponding to each coefficient that they add.</text:span></text:p>
      <text:p text:style-name="P16">So the equation of motion can be generalized to the following.</text:p>
      <text:p text:style-name="DocEquation"><text:span text:style-name="T5"><draw:frame draw:style-name="fr2" draw:name="Object2" text:anchor-type="as-char" svg:width="1.3701in" svg:height="0.4953in" draw:z-index="34"><draw:object xlink:href="./Object 6" xlink:type="simple" xlink:show="embed" xlink:actuate="onLoad"/><draw:image xlink:href="./ObjectReplacements/Object 6" xlink:type="simple" xlink:show="embed" xlink:actuate="onLoad"/></draw:frame></text:span><text:span text:style-name="T5"><text:tab/>Equation </text:span><text:span text:style-name="T5"><text:sequence text:ref-name="refEquation14" text:name="Equation" text:formula="ooow:Equation+1" style:num-format="1">4.2</text:sequence></text:span></text:p>
      <text:p text:style-name="P16">All equations of motion will use this general notation from this point on.</text:p>
      <text:h text:style-name="DocHeading1" text:outline-level="1">Multiple Degrees of Freedom</text:h>
      <text:p text:style-name="Text_20_body">So far, the equations of motion have only used one degree of freedom. <text:s/>They only considered one motion. <text:s/>One variable at any time. <text:s/>But for a body floating at sea, it has six degrees of freedom. <text:s/>And some odd designs can have even more. <text:s/></text:p>
      <text:p text:style-name="Text_20_body">The importance of this is that the equations are coupled. <text:s/>They require solution of simultaneous equations, using linear algebra. <text:s/>The generalized equation for a force now becomes the following.</text:p>
      <text:p text:style-name="DocEquation"><text:soft-page-break/><draw:frame draw:style-name="fr2" draw:name="Object11" text:anchor-type="as-char" svg:width="2.0799in" svg:height="1.5008in" draw:z-index="35"><draw:object xlink:href="./Object 11" xlink:type="simple" xlink:show="embed" xlink:actuate="onLoad"/><draw:image xlink:href="./ObjectReplacements/Object 11" xlink:type="simple" xlink:show="embed" xlink:actuate="onLoad"/><svg:desc>formula</svg:desc></draw:frame><text:tab/>Equation <text:sequence text:ref-name="refEquation15" text:name="Equation" text:formula="ooow:Equation+1" style:num-format="1">5.1</text:sequence></text:p>
      <text:p text:style-name="DocVariableDef">Where:</text:p>
      <text:p text:style-name="DocVariableDef">X<text:span text:style-name="T15">0</text:span><text:span text:style-name="T3">, X</text:span><text:span text:style-name="T15">1</text:span><text:span text:style-name="T3">, X</text:span><text:span text:style-name="T15">m</text:span><text:span text:style-name="T3"> = <text:tab/>Individual variables for body motion, each a complex number.</text:span></text:p>
      <text:p text:style-name="P22">p = Counting variable for each individual equation of motion.</text:p>
      <text:p text:style-name="P22">m = <text:tab/>Number of total equations of motion for body</text:p>
      <text:p text:style-name="Text_20_body"/>
      <text:p text:style-name="Text_20_body">Most of the coefficients <text:span text:style-name="T9">k</text:span><text:span text:style-name="T17">jp</text:span><text:span text:style-name="T3"> will be values of zero. <text:s/>The user will want to only specify the coefficients with non-zero values and have the program assume a value of zero for any other coefficient. <text:s/></text:span></text:p>
      <text:p text:style-name="P25">The equation of motion is now represented as a series of matrices.</text:p>
      <text:p text:style-name="DocEquation"><text:span text:style-name="T3"><draw:frame draw:style-name="fr2" draw:name="Object18" text:anchor-type="as-char" svg:width="1.7346in" svg:height="0.4953in" draw:z-index="36"><draw:object xlink:href="./Object 18" xlink:type="simple" xlink:show="embed" xlink:actuate="onLoad"/><draw:image xlink:href="./ObjectReplacements/Object 18" xlink:type="simple" xlink:show="embed" xlink:actuate="onLoad"/></draw:frame></text:span><text:span text:style-name="T3"><text:tab/>Equation </text:span><text:span text:style-name="T3"><text:sequence text:ref-name="refEquation16" text:name="Equation" text:formula="ooow:Equation+1" style:num-format="1">5.2</text:sequence></text:span></text:p>
      <text:p text:style-name="P22">Where:</text:p>
      <text:p text:style-name="P22">M = <text:tab/>Total number of equations of motion.</text:p>
      <text:p text:style-name="DocVariableDef"><text:span text:style-name="T3">[k</text:span><text:span text:style-name="T15">p</text:span><text:span text:style-name="T3">]</text:span><text:span text:style-name="T15">j</text:span><text:span text:style-name="T3"> = Coefficients for reactive forces. <text:s/>Square matrix of dimensions M x M.</text:span></text:p>
      <text:p text:style-name="DocVariableDef"><text:span text:style-name="T3">[</text:span><text:span text:style-name="T7">X</text:span><text:span text:style-name="T8">] = <text:tab/>Solutions to equation of motion (unknown variable). <text:s/>Column matrix of dimensions M x 1.</text:span></text:p>
      <text:p text:style-name="DocVariableDef"><text:span text:style-name="T8">[</text:span><text:span text:style-name="T7">F</text:span><text:span text:style-name="T8">] = <text:tab/>Active forces. <text:s/>Column matrix of dimensions M x 1.</text:span></text:p>
      <text:h text:style-name="DocHeading1" text:outline-level="1">Conclusion</text:h>
      <text:p text:style-name="DocText">That covers the basics of dynamics, as applied within the program oFreq. <text:s/>This introduction skipped over many of the details for data management and how the forces are tracked and combined. <text:s/>But it provided a basis for the program mathematics.</text:p>
      <text:p text:style-name="DocText"/>
      <text:p text:style-name="P18"/>
      <text:bibliography text:style-name="Sect1" text:protected="true" text:name="Bibliography1">
        <text:bibliography-source>
          <text:index-title-template text:style-name="DocHeading1">References</text:index-title-template>
          <text:bibliography-entry-template text:bibliography-type="article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 text:style-name="RefItalic">.  Vol. </text:index-entry-span>
            <text:index-entry-bibliography text:style-name="RefItalic"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book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bibliography-data-field="book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booklet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onference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1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booktitl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2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booktitle"/>
            <text:index-entry-span text:style-name="RefItalic">, Ch. </text:index-entry-span>
            <text:index-entry-bibliography text:style-name="RefItalic" text:bibliography-data-field="chapter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3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4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Vol. </text:index-entry-span>
            <text:index-entry-bibliography text:style-name="RefItalic"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5" text:style-name="Bibliography_20_1">
            <text:index-entry-bibliography text:style-name="Default" text:bibliography-data-field="annote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emai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schoo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book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collection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schoo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proceeding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 text:style-name="RefItalic">, Vol. </text:index-entry-span>
            <text:index-entry-bibliography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journa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manua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mastersthesi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span>Email:  </text:index-entry-span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[</text:index-entry-span>
            <text:index-entry-bibliography text:bibliography-data-field="url"/>
            <text:index-entry-span>], </text:index-entry-span>
            <text:index-entry-bibliography text:style-name="Default" text:bibliography-data-field="year"/>
          </text:bibliography-entry-template>
          <text:bibliography-entry-template text:bibliography-type="misc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.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Online:  [</text:index-entry-span>
            <text:index-entry-bibliography text:bibliography-data-field="url"/>
            <text:index-entry-span>]  Cited:  </text:index-entry-span>
            <text:index-entry-bibliography text:bibliography-data-field="month"/>
          </text:bibliography-entry-template>
          <text:bibliography-entry-template text:bibliography-type="phdthesi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proceeding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techreport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unpublished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www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</text:bibliography-source>
        <text:index-body>
          <text:index-title text:style-name="Sect2" text:name="Bibliography1_Head">
            <text:h text:style-name="DocHeading1" text:outline-level="1">References</text:h>
          </text:index-title>
        </text:index-body>
      </text:bibliography>
      <text:p text:style-name="References"/>
      <text:p text:style-name="Doc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Tahoma2" svg:font-family="Tahoma"/>
    <style:font-face style:name="Garamond1" svg:font-family="Garamond" style:font-adornments="Italic" style:font-family-generic="roman"/>
    <style:font-face style:name="DejaVu Sans" svg:font-family="'DejaVu Sans'" style:font-adornments="Regular" style:font-family-generic="swiss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3" svg:font-family="'Arial Narrow'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Deutsch Gothic" svg:font-family="'Deutsch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1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text-align="start" style:justify-single-word="false" style:page-number="auto">
        <style:tab-stops>
          <style:tab-stop style:position="6.75in" style:type="right"/>
        </style:tab-stops>
      </style:paragraph-properties>
    </style:style>
    <style:style style:name="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text-properties fo:color="#11471e" style:font-name="Arial Narrow1"/>
    </style:style>
    <style:style style:name="DocTitle" style:family="paragraph" style:parent-style-name="Title" style:next-style-name="DocSubtitle" style:master-page-name="">
      <style:paragraph-properties style:page-number="auto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1in" fo:margin-right="0in" fo:margin-top="0in" fo:margin-bottom="0in" style:contextual-spacing="false" fo:text-indent="-0.5in" style:auto-text-indent="false">
        <style:tab-stops/>
      </style:paragraph-properties>
    </style:style>
    <style:style style:name="DocVariableDef" style:family="paragraph" style:parent-style-name="DocText" style:next-style-name="DocText">
      <style:paragraph-properties fo:margin="100%" fo:margin-left="1in" fo:margin-right="0in" fo:margin-top="0in" fo:margin-bottom="0in" style:contextual-spacing="false" fo:text-indent="-0.5in" style:auto-text-indent="false">
        <style:tab-stops/>
      </style:paragraph-properties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in" fo:margin-left="0in" fo:margin-right="0in" table:align="margins" style:may-break-between-rows="false"/>
    </style:style>
    <style:style style:name="Table1.A" style:family="table-column">
      <style:table-column-properties style:column-width="1.4806in" style:rel-column-width="13861*"/>
    </style:style>
    <style:style style:name="Table1.B" style:family="table-column">
      <style:table-column-properties style:column-width="4.2958in" style:rel-column-width="40218*"/>
    </style:style>
    <style:style style:name="Table1.C" style:family="table-column">
      <style:table-column-properties style:column-width="1.2236in" style:rel-column-width="11456*"/>
    </style:style>
    <style:style style:name="Table1.1" style:family="table-row">
      <style:table-row-properties style:min-row-height="0.4167in"/>
    </style:style>
    <style:style style:name="Table1.A1" style:family="table-cell">
      <style:table-cell-properties fo:padding="0.0382in" fo:border-left="none" fo:border-right="none" fo:border-top="none" fo:border-bottom="1pt solid #000000"/>
    </style:style>
    <style:style style:name="Table1.B1" style:family="table-cell">
      <style:table-cell-properties fo:background-color="transparent" fo:padding="0.0382in" fo:border="none">
        <style:background-image/>
      </style:table-cell-properties>
    </style:style>
    <style:style style:name="Table1.2" style:family="table-row">
      <style:table-row-properties style:min-row-height="0.3389in"/>
    </style:style>
    <style:style style:name="Table2" style:family="table">
      <style:table-properties style:width="7.0111in" fo:margin-left="0in" fo:margin-right="-0.0111in" table:align="margins"/>
    </style:style>
    <style:style style:name="Table2.A" style:family="table-column">
      <style:table-column-properties style:column-width="1.4833in" style:rel-column-width="13865*"/>
    </style:style>
    <style:style style:name="Table2.B" style:family="table-column">
      <style:table-column-properties style:column-width="5.5278in" style:rel-column-width="51670*"/>
    </style:style>
    <style:style style:name="Table2.1" style:family="table-row">
      <style:table-row-properties style:min-row-height="0.4167in"/>
    </style:style>
    <style:style style:name="Table2.A1" style:family="table-cell">
      <style:table-cell-properties fo:padding="0.0382in" fo:border-left="none" fo:border-right="none" fo:border-top="none" fo:border-bottom="1pt solid #000000"/>
    </style:style>
    <style:style style:name="MP1" style:family="paragraph" style:parent-style-name="Standard">
      <style:text-properties fo:font-size="38pt" style:font-size-asian="38pt" style:font-size-complex="38pt"/>
    </style:style>
    <style:style style:name="MP2" style:family="paragraph" style:parent-style-name="Standard">
      <style:paragraph-properties style:vertical-align="bottom"/>
      <style:text-properties style:font-name="Arial" fo:font-size="18pt" style:font-size-asian="18pt" style:font-size-complex="18pt"/>
    </style:style>
    <style:style style:name="MP3" style:family="paragraph" style:parent-style-name="Standard">
      <style:text-properties style:font-name="Arial"/>
    </style:style>
    <style:style style:name="MP4" style:family="paragraph" style:parent-style-name="Standard">
      <style:paragraph-properties fo:text-align="end" style:justify-single-word="false">
        <style:tab-stops>
          <style:tab-stop style:position="6.898in"/>
        </style:tab-stops>
      </style:paragraph-properties>
      <style:text-properties style:font-name="Arial"/>
    </style:style>
    <style:style style:name="MP5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6" style:family="paragraph">
      <style:paragraph-properties fo:text-align="center"/>
    </style:style>
    <style:style style:name="MP7" style:family="paragraph" style:parent-style-name="Standard">
      <style:paragraph-properties fo:text-align="start" style:justify-single-word="false"/>
      <style:text-properties fo:font-size="38pt" style:font-size-asian="38pt" style:font-size-complex="38pt"/>
    </style:style>
    <style:style style:name="MP8" style:family="paragraph" style:parent-style-name="Standard">
      <style:paragraph-properties fo:text-align="start" style:justify-single-word="false" style:shadow="none" style:vertical-align="middle"/>
      <style:text-properties fo:color="#000000" style:font-name="Arial Narrow3" fo:font-size="24pt" style:font-size-asian="24pt" style:font-size-complex="24pt"/>
    </style:style>
    <style:style style:name="MP9" style:family="paragraph">
      <style:paragraph-properties fo:text-align="end"/>
    </style:style>
    <style:style style:name="MP10" style:family="paragraph">
      <style:paragraph-properties fo:text-align="end"/>
      <style:text-properties style:text-outline="true" style:font-name="Deutsch Gothic" fo:letter-spacing="0.0157in" fo:text-shadow="none"/>
    </style:style>
    <style:style style:name="MP11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text-outline="false" style:font-name="Deutsch Gothic" fo:font-size="24pt" fo:letter-spacing="0.0157in" fo:text-shadow="1pt 1pt" fo:font-weight="normal" style:font-weight-asian="normal" style:font-name-complex="Arial Narrow3" style:font-size-complex="24pt" style:font-weight-complex="normal"/>
    </style:style>
    <style:style style:name="MT3" style:family="text">
      <style:text-properties style:text-outline="true" style:font-name="Deutsch Gothic" fo:font-size="24pt" fo:letter-spacing="0.0157in" fo:text-shadow="1pt 1pt" style:font-name-complex="Arial Narrow3" style:font-size-complex="24pt"/>
    </style:style>
    <style:style style:name="MT4" style:family="text">
      <style:text-properties style:text-outline="fals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MT5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299in" draw:marker-start-width="0in" draw:marker-end-width="0in" draw:textarea-horizontal-align="center" draw:textarea-vertical-align="middle" fo:padding-top="0.0146in" fo:padding-bottom="0.0146in" fo:padding-left="0.0146in" fo:padding-right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5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2" office:value-type="string">
              <text:p text:style-name="MP1"><draw:frame draw:style-name="Mfr1" draw:name="graphics1" text:anchor-type="paragraph" svg:x="-0.0874in" svg:y="-0.0146in" svg:width="1.548in" svg:height="0.9866in" draw:z-index="17"><draw:image xlink:href="Pictures/1000020000000320000001FE2BDE3115.png" xlink:type="simple" xlink:show="embed" xlink:actuate="onLoad"/></draw:frame></text:p>
            </table:table-cell>
            <table:table-cell table:style-name="Table1.B1" table:number-columns-spanned="2" office:value-type="string">
              <text:p text:style-name="MP2">Theory of Equations of Motion</text:p>
            </table:table-cell>
            <table:covered-table-cell/>
          </table:table-row>
          <table:table-row table:style-name="Table1.2">
            <table:covered-table-cell/>
            <table:table-cell table:style-name="Table1.A1" office:value-type="string">
              <text:p text:style-name="MP3">DMS1303-000-110-01</text:p>
            </table:table-cell>
            <table:table-cell table:style-name="Table1.A1" office:value-type="string">
              <text:p text:style-name="MP4">03/30/2013</text:p>
            </table:table-cell>
          </table:table-row>
        </table:table>
        <text:p text:style-name="Header"/>
      </style:header>
      <style:footer>
        <text:p text:style-name="MP5"><draw:line text:anchor-type="paragraph" draw:z-index="7" draw:style-name="Mgr1" draw:text-style-name="MP6" svg:x1="0.011in" svg:y1="0.0102in" svg:x2="6.9244in" svg:y2="0.0102in"><text:p/></draw:line><text:span text:style-name="MT1"><text:file-name text:display="name-and-extension">110-01 oFreq Dynamics Theory.odt</text:file-name></text:span><text:tab/> <text:a xlink:type="simple" xlink:href="http://www.dmsonline.us/"><text:span text:style-name="MT1">www.dmsonline.us</text:span></text:a><text:tab/>Page <text:page-number text:select-page="current">9</text:page-number></text:p>
      </style:footer>
    </style:master-page>
    <style:master-page style:name="Title_20_Page" style:display-name="Title Page" style:page-layout-name="Mpm2" style:next-style-name="Standard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7"><draw:frame draw:style-name="Mfr1" draw:name="graphics2" text:anchor-type="paragraph" svg:x="-0.0874in" svg:y="-0.0311in" svg:width="1.4717in" svg:height="0.9374in" draw:z-index="9"><draw:image xlink:href="Pictures/1000020000000320000001FE2BDE3115.png" xlink:type="simple" xlink:show="embed" xlink:actuate="onLoad"/></draw:frame></text:p>
            </table:table-cell>
            <table:table-cell table:style-name="Table2.A1" office:value-type="string">
              <text:p text:style-name="MP8"><draw:frame text:anchor-type="paragraph" draw:z-index="8" draw:style-name="Mgr2" draw:text-style-name="MP10" svg:width="5.4039in" svg:height="0.5079in" svg:x="0.0701in" svg:y="0.1902in"><draw:text-box><text:p text:style-name="MP9"><text:span text:style-name="MT2">D</text:span><text:span text:style-name="MT3">atawave </text:span><text:span text:style-name="MT4">M</text:span><text:span text:style-name="MT3">arine </text:span><text:span text:style-name="MT4">S</text:span><text:span text:style-name="MT3">olutions</text:span></text:p></draw:text-box></draw:frame></text:p>
            </table:table-cell>
          </table:table-row>
        </table:table>
        <text:p text:style-name="Standard"/>
      </style:header>
      <style:footer>
        <text:p text:style-name="MP11"><text:tab/><text:a xlink:type="simple" xlink:href="http://www.dmsonline.us/">www.dmsonline.us</text:a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13</meta:generator>
    <meta:creation-date>2013-03-30T14:06:05</meta:creation-date>
    <meta:editing-cycles>24</meta:editing-cycles>
    <meta:editing-duration>PT5H34M34S</meta:editing-duration>
    <dc:date>2013-04-03T20:24:55</dc:date>
    <meta:document-statistic meta:table-count="4" meta:image-count="2" meta:object-count="18" meta:page-count="9" meta:paragraph-count="121" meta:word-count="1457" meta:character-count="8706" meta:non-whitespace-character-count="724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sub>
          <mi>F</mi>
          <mi mathvariant="italic">react</mi>
        </msub>
        <mo stretchy="false">=</mo>
        <mfenced open="(" close=")">
          <mrow>
            <mrow>
              <munderover>
                <mo stretchy="false">∑</mo>
                <mrow>
                  <mi>j</mi>
                  <mo stretchy="false">=</mo>
                  <mn>0</mn>
                </mrow>
                <mi>n</mi>
              </munderover>
              <msub>
                <mi>k</mi>
                <mi>j</mi>
              </msub>
            </mrow>
            <msup>
              <mfenced open="(" close=")">
                <mrow>
                  <mi>i</mi>
                </mrow>
              </mfenced>
              <mi>j</mi>
            </msup>
            <msup>
              <mo stretchy="false">ω</mo>
              <mi>j</mi>
            </msup>
          </mrow>
        </mfenced>
      </mrow>
      <munder accentunder="true">
        <mi>X</mi>
        <mo>̲</mo>
      </munder>
      <msup>
        <mi>e</mi>
        <mrow>
          <mi>i</mi>
          <mo stretchy="false">ω</mo>
          <mi>t</mi>
        </mrow>
      </msup>
    </mrow>
    <annotation encoding="StarMath 5.0">F_react= left ( sum from j = 0 to n k_j left ( i right )^j %omega^j right ) underline X e^{i %omega t }</annotation>
  </semantics>
</math>
</file>

<file path=Object 10/content.xml><?xml version="1.0" encoding="utf-8"?>
<math xmlns="http://www.w3.org/1998/Math/MathML">
  <semantics>
    <mrow>
      <msup>
        <mi>e</mi>
        <mrow>
          <mi>i</mi>
          <mo stretchy="false">ω</mo>
          <mi>t</mi>
        </mrow>
      </msup>
    </mrow>
    <annotation encoding="StarMath 5.0">e^{i %omega t}</annotation>
  </semantics>
</math>
</file>

<file path=Object 11/content.xml><?xml version="1.0" encoding="utf-8"?>
<math xmlns="http://www.w3.org/1998/Math/MathML">
  <semantics>
    <mtable>
      <mtr>
        <mtd>
          <mrow>
            <mrow>
              <mrow>
                <msub>
                  <mi>F</mi>
                  <mi mathvariant="italic">react</mi>
                </msub>
                <mo stretchy="false">=</mo>
                <mfenced open="(" close=")">
                  <mrow>
                    <mrow>
                      <mrow>
                        <munderover>
                          <mo stretchy="false">∑</mo>
                          <mrow>
                            <mrow>
                              <mi>j</mi>
                              <mo stretchy="false">=</mo>
                              <mn>0</mn>
                            </mrow>
                          </mrow>
                          <mrow>
                            <mi>n</mi>
                          </mrow>
                        </munderover>
                        <msub>
                          <mi>k</mi>
                          <mi mathvariant="italic">jp</mi>
                        </msub>
                      </mrow>
                      <msup>
                        <mfenced open="(" close=")">
                          <mrow>
                            <mi>i</mi>
                          </mrow>
                        </mfenced>
                        <mi>j</mi>
                      </msup>
                      <msup>
                        <mo stretchy="false">ω</mo>
                        <mi>j</mi>
                      </msup>
                    </mrow>
                  </mrow>
                </mfenced>
              </mrow>
              <munder accentunder="true">
                <msub>
                  <mi>X</mi>
                  <mn>0</mn>
                </msub>
                <mo>̲</mo>
              </munder>
              <mrow>
                <msup>
                  <mi>e</mi>
                  <mrow>
                    <mi>i</mi>
                    <mo stretchy="false">ω</mo>
                    <mi>t</mi>
                  </mrow>
                </msup>
                <mo stretchy="false">+</mo>
                <mi/>
              </mrow>
            </mrow>
          </mrow>
        </mtd>
      </mtr>
      <mtr>
        <mtd>
          <mrow>
            <mrow>
              <mfenced open="(" close=")">
                <mrow>
                  <mrow>
                    <mrow>
                      <munderover>
                        <mo stretchy="false">∑</mo>
                        <mrow>
                          <mrow>
                            <mi>j</mi>
                            <mo stretchy="false">=</mo>
                            <mn>0</mn>
                          </mrow>
                        </mrow>
                        <mrow>
                          <mi>n</mi>
                        </mrow>
                      </munderover>
                      <msub>
                        <mi>k</mi>
                        <mi mathvariant="italic">jp</mi>
                      </msub>
                    </mrow>
                    <msup>
                      <mfenced open="(" close=")">
                        <mrow>
                          <mi>i</mi>
                        </mrow>
                      </mfenced>
                      <mi>j</mi>
                    </msup>
                    <msup>
                      <mo stretchy="false">ω</mo>
                      <mi>j</mi>
                    </msup>
                  </mrow>
                </mrow>
              </mfenced>
              <munder accentunder="true">
                <msub>
                  <mi>X</mi>
                  <mn>1</mn>
                </msub>
                <mo>̲</mo>
              </munder>
              <mrow>
                <msup>
                  <mi>e</mi>
                  <mrow>
                    <mi>i</mi>
                    <mo stretchy="false">ω</mo>
                    <mi>t</mi>
                  </mrow>
                </msup>
                <mo stretchy="false">+</mo>
                <mi/>
              </mrow>
            </mrow>
          </mrow>
        </mtd>
      </mtr>
      <mtr>
        <mtd>
          <mrow>
            <mrow>
              <mn>...</mn>
              <mfenced open="(" close=")">
                <mrow>
                  <mrow>
                    <mrow>
                      <munderover>
                        <mo stretchy="false">∑</mo>
                        <mrow>
                          <mrow>
                            <mi>j</mi>
                            <mo stretchy="false">=</mo>
                            <mn>0</mn>
                          </mrow>
                        </mrow>
                        <mrow>
                          <mi>n</mi>
                        </mrow>
                      </munderover>
                      <msub>
                        <mi>k</mi>
                        <mi mathvariant="italic">jp</mi>
                      </msub>
                    </mrow>
                    <msup>
                      <mfenced open="(" close=")">
                        <mrow>
                          <mi>i</mi>
                        </mrow>
                      </mfenced>
                      <mi>j</mi>
                    </msup>
                    <msup>
                      <mo stretchy="false">ω</mo>
                      <mi>j</mi>
                    </msup>
                  </mrow>
                </mrow>
              </mfenced>
              <munder accentunder="true">
                <msub>
                  <mi>X</mi>
                  <mi>m</mi>
                </msub>
                <mo>̲</mo>
              </munder>
              <msup>
                <mi>e</mi>
                <mrow>
                  <mi>i</mi>
                  <mo stretchy="false">ω</mo>
                  <mi>t</mi>
                </mrow>
              </msup>
            </mrow>
          </mrow>
        </mtd>
      </mtr>
    </mtable>
    <annotation encoding="StarMath 5.0"> { F rsub react = left ( { sum csup { n } csub { j = 0 } k rsub jp left ( i right ) rsup j %omega rsup j } right ) underline X rsub 0 e rsup { i %omega t } + ~ } 
 newline 
 { left ( { sum csup { n } csub { j = 0 } k rsub jp left ( i right ) rsup j %omega rsup j } right ) underline X rsub 1 e rsup { i %omega t } + ~ } 
 newline 
 { ... left ( { sum csup { n } csub { j = 0 } k rsub jp left ( i right ) rsup j %omega rsup j } right ) underline X rsub m e rsup { i %omega t } } </annotation>
  </semantics>
</math>
</file>

<file path=Object 12/content.xml><?xml version="1.0" encoding="utf-8"?>
<math xmlns="http://www.w3.org/1998/Math/MathML">
  <semantics>
    <mrow>
      <msub>
        <mi>F</mi>
        <mi mathvariant="italic">accel</mi>
      </msub>
      <mrow>
        <mrow>
          <mo stretchy="false">(</mo>
          <mrow>
            <mi>t</mi>
          </mrow>
          <mo stretchy="false">)</mo>
        </mrow>
        <mo stretchy="false">+</mo>
        <msub>
          <mi>F</mi>
          <mi mathvariant="italic">vel</mi>
        </msub>
      </mrow>
      <mrow>
        <mrow>
          <mo stretchy="false">(</mo>
          <mrow>
            <mi>t</mi>
          </mrow>
          <mo stretchy="false">)</mo>
        </mrow>
        <mo stretchy="false">+</mo>
        <msub>
          <mi>F</mi>
          <mi mathvariant="italic">pos</mi>
        </msub>
      </mrow>
      <mrow>
        <mrow>
          <mo stretchy="false">(</mo>
          <mrow>
            <mi>t</mi>
          </mrow>
          <mo stretchy="false">)</mo>
        </mrow>
        <mo stretchy="false">+</mo>
        <mi>F</mi>
      </mrow>
      <mrow>
        <mrow>
          <mo stretchy="false">(</mo>
          <mrow>
            <mi>t</mi>
          </mrow>
          <mo stretchy="false">)</mo>
        </mrow>
        <mo stretchy="false">=</mo>
        <mn>0</mn>
      </mrow>
    </mrow>
    <annotation encoding="StarMath 5.0">F_accel (t) + F_vel (t) + F_pos (t) + F(t) = 0</annotation>
  </semantics>
</math>
</file>

<file path=Object 13/content.xml><?xml version="1.0" encoding="utf-8"?>
<math xmlns="http://www.w3.org/1998/Math/MathML">
  <semantics>
    <mrow>
      <msub>
        <mi>F</mi>
        <mi mathvariant="italic">accel</mi>
      </msub>
      <mrow>
        <mrow>
          <mo stretchy="false">(</mo>
          <mrow>
            <mi>t</mi>
          </mrow>
          <mo stretchy="false">)</mo>
        </mrow>
        <mo stretchy="false">=</mo>
        <mrow>
          <mo stretchy="false">−</mo>
          <msub>
            <mi>k</mi>
            <mn>2</mn>
          </msub>
        </mrow>
      </mrow>
      <mi>a</mi>
      <mrow>
        <mo stretchy="false">(</mo>
        <mrow>
          <mi>t</mi>
        </mrow>
        <mo stretchy="false">)</mo>
      </mrow>
    </mrow>
    <annotation encoding="StarMath 5.0">F_accel (t) = -k_2 a(t)</annotation>
  </semantics>
</math>
</file>

<file path=Object 14/content.xml><?xml version="1.0" encoding="utf-8"?>
<math xmlns="http://www.w3.org/1998/Math/MathML">
  <semantics>
    <mrow>
      <msub>
        <mi>F</mi>
        <mi mathvariant="italic">vel</mi>
      </msub>
      <mrow>
        <mrow>
          <mo stretchy="false">(</mo>
          <mrow>
            <mi>t</mi>
          </mrow>
          <mo stretchy="false">)</mo>
        </mrow>
        <mo stretchy="false">=</mo>
        <mrow>
          <mo stretchy="false">−</mo>
          <msub>
            <mi>k</mi>
            <mn>1</mn>
          </msub>
        </mrow>
      </mrow>
      <mi>v</mi>
      <mrow>
        <mo stretchy="false">(</mo>
        <mrow>
          <mi>t</mi>
        </mrow>
        <mo stretchy="false">)</mo>
      </mrow>
    </mrow>
    <annotation encoding="StarMath 5.0">F_vel (t) = -k_1 v(t)</annotation>
  </semantics>
</math>
</file>

<file path=Object 15/content.xml><?xml version="1.0" encoding="utf-8"?>
<math xmlns="http://www.w3.org/1998/Math/MathML">
  <semantics>
    <mrow>
      <msub>
        <mi>F</mi>
        <mi mathvariant="italic">pos</mi>
      </msub>
      <mrow>
        <mrow>
          <mo stretchy="false">(</mo>
          <mrow>
            <mi>t</mi>
          </mrow>
          <mo stretchy="false">)</mo>
        </mrow>
        <mo stretchy="false">=</mo>
        <msub>
          <mi>k</mi>
          <mn>0</mn>
        </msub>
      </mrow>
      <mi>x</mi>
      <mrow>
        <mo stretchy="false">(</mo>
        <mrow>
          <mi>t</mi>
        </mrow>
        <mo stretchy="false">)</mo>
      </mrow>
    </mrow>
    <annotation encoding="StarMath 5.0">F_pos (t) = k_0 x(t)</annotation>
  </semantics>
</math>
</file>

<file path=Object 16/content.xml><?xml version="1.0" encoding="utf-8"?>
<math xmlns="http://www.w3.org/1998/Math/MathML">
  <semantics>
    <mrow>
      <msub>
        <mi>k</mi>
        <mn>2</mn>
      </msub>
      <mi>a</mi>
      <mrow>
        <mrow>
          <mo stretchy="false">(</mo>
          <mrow>
            <mi>t</mi>
          </mrow>
          <mo stretchy="false">)</mo>
        </mrow>
        <mo stretchy="false">+</mo>
        <msub>
          <mi>k</mi>
          <mn>1</mn>
        </msub>
      </mrow>
      <mi>v</mi>
      <mrow>
        <mrow>
          <mo stretchy="false">(</mo>
          <mrow>
            <mi>t</mi>
          </mrow>
          <mo stretchy="false">)</mo>
        </mrow>
        <mo stretchy="false">+</mo>
        <msub>
          <mi>k</mi>
          <mn>0</mn>
        </msub>
      </mrow>
      <mi>x</mi>
      <mrow>
        <mrow>
          <mo stretchy="false">(</mo>
          <mrow>
            <mi>t</mi>
          </mrow>
          <mo stretchy="false">)</mo>
        </mrow>
        <mo stretchy="false">=</mo>
        <mi>F</mi>
      </mrow>
      <mrow>
        <mo stretchy="false">(</mo>
        <mrow>
          <mi>t</mi>
        </mrow>
        <mo stretchy="false">)</mo>
      </mrow>
    </mrow>
    <annotation encoding="StarMath 5.0">k_2 a(t) + k_1 v(t) + k_0 x(t) = F(t)</annotation>
  </semantics>
</math>
</file>

<file path=Object 17/content.xml><?xml version="1.0" encoding="utf-8"?>
<math xmlns="http://www.w3.org/1998/Math/MathML">
  <semantics>
    <mrow>
      <mi>F</mi>
      <mrow>
        <mrow>
          <mo stretchy="false">(</mo>
          <mrow>
            <mi>t</mi>
          </mrow>
          <mo stretchy="false">)</mo>
        </mrow>
        <mo stretchy="false">=</mo>
        <munder accentunder="true">
          <mi>F</mi>
          <mo>̲</mo>
        </munder>
      </mrow>
      <msup>
        <mi>e</mi>
        <mrow>
          <mi>i</mi>
          <mo stretchy="false">ω</mo>
          <mi>t</mi>
        </mrow>
      </msup>
    </mrow>
    <annotation encoding="StarMath 5.0">F(t) = underline F e^{i %omega t}</annotation>
  </semantics>
</math>
</file>

<file path=Object 18/content.xml><?xml version="1.0" encoding="utf-8"?>
<math xmlns="http://www.w3.org/1998/Math/MathML">
  <semantics>
    <mrow>
      <mfenced open="(" close=")">
        <mrow>
          <mrow>
            <munderover>
              <mo stretchy="false">∑</mo>
              <mrow>
                <mi>j</mi>
                <mo stretchy="false">=</mo>
                <mn>0</mn>
              </mrow>
              <mi>n</mi>
            </munderover>
            <msub>
              <mfenced open="[" close="]">
                <mrow>
                  <msub>
                    <mi>k</mi>
                    <mi>p</mi>
                  </msub>
                </mrow>
              </mfenced>
              <mi>j</mi>
            </msub>
          </mrow>
          <msup>
            <mrow>
              <mo stretchy="false">(</mo>
              <mrow>
                <mi>i</mi>
              </mrow>
              <mo stretchy="false">)</mo>
            </mrow>
            <mi>j</mi>
          </msup>
          <msup>
            <mo stretchy="false">ω</mo>
            <mi>j</mi>
          </msup>
        </mrow>
      </mfenced>
      <mrow>
        <mrow>
          <mo stretchy="false">[</mo>
          <mrow>
            <munder accentunder="true">
              <mi>X</mi>
              <mo>̲</mo>
            </munder>
          </mrow>
          <mo stretchy="false">]</mo>
        </mrow>
        <mo stretchy="false">=</mo>
        <mrow>
          <mo stretchy="false">[</mo>
          <mrow>
            <munder accentunder="true">
              <mi>F</mi>
              <mo>̲</mo>
            </munder>
          </mrow>
          <mo stretchy="false">]</mo>
        </mrow>
      </mrow>
    </mrow>
    <annotation encoding="StarMath 5.0">left ( sum from j = 0 to n left [ k_p right ]_j (i)^j %omega^j right ) [ underline X ] = [ underline F ]</annotation>
  </semantics>
</math>
</file>

<file path=Object 2/content.xml><?xml version="1.0" encoding="utf-8"?>
<math xmlns="http://www.w3.org/1998/Math/MathML">
  <semantics>
    <mrow>
      <msub>
        <mi>k</mi>
        <mn>2</mn>
      </msub>
      <mrow>
        <mfrac>
          <mrow>
            <msup>
              <mi>d</mi>
              <mn>2</mn>
            </msup>
            <mi>x</mi>
          </mrow>
          <msup>
            <mi mathvariant="italic">dt</mi>
            <mn>2</mn>
          </msup>
        </mfrac>
        <mo stretchy="false">+</mo>
        <msub>
          <mi>k</mi>
          <mn>1</mn>
        </msub>
      </mrow>
      <mrow>
        <mfrac>
          <mrow>
            <mi mathvariant="italic">dx</mi>
          </mrow>
          <mi mathvariant="italic">dt</mi>
        </mfrac>
        <mo stretchy="false">+</mo>
        <msub>
          <mi>k</mi>
          <mn>0</mn>
        </msub>
      </mrow>
      <mi>x</mi>
      <mrow>
        <mrow>
          <mo stretchy="false">(</mo>
          <mrow>
            <mi>t</mi>
          </mrow>
          <mo stretchy="false">)</mo>
        </mrow>
        <mo stretchy="false">=</mo>
        <mi>F</mi>
      </mrow>
      <mrow>
        <mo stretchy="false">(</mo>
        <mrow>
          <mi>t</mi>
        </mrow>
        <mo stretchy="false">)</mo>
      </mrow>
    </mrow>
    <annotation encoding="StarMath 5.0">k_2 {d^2 x} over dt^2 + k_1 {dx} over dt + k_0 x(t) = F(t)</annotation>
  </semantics>
</math>
</file>

<file path=Object 3/content.xml><?xml version="1.0" encoding="utf-8"?>
<math xmlns="http://www.w3.org/1998/Math/MathML">
  <semantics>
    <mrow>
      <mrow>
        <mi>x</mi>
        <mo stretchy="false">=</mo>
        <munder accentunder="true">
          <mi>X</mi>
          <mo>̲</mo>
        </munder>
      </mrow>
      <msup>
        <mi>e</mi>
        <mrow>
          <mi>i</mi>
          <mo stretchy="false">ω</mo>
          <mi>t</mi>
        </mrow>
      </msup>
    </mrow>
    <annotation encoding="StarMath 5.0">x = underline X e^{i %omega t}</annotation>
  </semantics>
</math>
</file>

<file path=Object 4/content.xml><?xml version="1.0" encoding="utf-8"?>
<math xmlns="http://www.w3.org/1998/Math/MathML">
  <semantics>
    <mtable>
      <mtr>
        <mtd>
          <mrow>
            <mi>a</mi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frac>
                <mrow>
                  <msup>
                    <mi>d</mi>
                    <mn>2</mn>
                  </msup>
                  <mi>x</mi>
                </mrow>
                <msup>
                  <mi mathvariant="italic">dt</mi>
                  <mn>2</mn>
                </msup>
              </mfrac>
            </mrow>
          </mrow>
        </mtd>
      </mtr>
      <mtr>
        <mtd>
          <mrow>
            <mi>v</mi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frac>
                <mrow>
                  <mi>d</mi>
                  <mi>x</mi>
                </mrow>
                <mi mathvariant="italic">dt</mi>
              </mfrac>
            </mrow>
          </mrow>
        </mtd>
      </mtr>
    </mtable>
    <annotation encoding="StarMath 5.0">a(t) = {d^2 x} over dt^2
newline
v(t) = {d x} over dt
</annotation>
  </semantics>
</math>
</file>

<file path=Object 5/content.xml><?xml version="1.0" encoding="utf-8"?>
<math xmlns="http://www.w3.org/1998/Math/MathML">
  <semantics>
    <mtable>
      <mtr>
        <mtd>
          <mrow>
            <mrow>
              <mfrac>
                <mrow>
                  <mi>d</mi>
                  <mi>x</mi>
                </mrow>
                <mrow>
                  <mi mathvariant="italic">dt</mi>
                </mrow>
              </mfrac>
              <mo stretchy="false">=</mo>
              <munder accentunder="true">
                <mi>X</mi>
                <mo>̲</mo>
              </munder>
            </mrow>
            <mi>i</mi>
            <msup>
              <mi>e</mi>
              <mrow>
                <mi>i</mi>
                <mo stretchy="false">ω</mo>
                <mi>t</mi>
              </mrow>
            </msup>
          </mrow>
        </mtd>
      </mtr>
      <mtr>
        <mtd>
          <mrow>
            <mrow>
              <mfrac>
                <mrow>
                  <msup>
                    <mi>d</mi>
                    <mn>2</mn>
                  </msup>
                  <mi>x</mi>
                </mrow>
                <mrow>
                  <msup>
                    <mi mathvariant="italic">dt</mi>
                    <mn>2</mn>
                  </msup>
                </mrow>
              </mfrac>
              <mo stretchy="false">=</mo>
              <munder accentunder="true">
                <mi>X</mi>
                <mo>̲</mo>
              </munder>
            </mrow>
            <msup>
              <mfenced open="(" close=")">
                <mrow>
                  <mi>i</mi>
                </mrow>
              </mfenced>
              <mn>2</mn>
            </msup>
            <msup>
              <mo stretchy="false">ω</mo>
              <mn>2</mn>
            </msup>
            <mrow>
              <msup>
                <mi>e</mi>
                <mrow>
                  <mi>i</mi>
                  <mo stretchy="false">ω</mo>
                  <mi>t</mi>
                </mrow>
              </msup>
              <mo stretchy="false">=</mo>
              <munder accentunder="true">
                <mi>X</mi>
                <mo>̲</mo>
              </munder>
            </mrow>
            <mfenced open="(" close=")">
              <mrow>
                <mrow>
                  <mo stretchy="false">−</mo>
                  <mn>1</mn>
                </mrow>
              </mrow>
            </mfenced>
            <msup>
              <mo stretchy="false">ω</mo>
              <mn>2</mn>
            </msup>
            <msup>
              <mi>e</mi>
              <mrow>
                <mi>i</mi>
                <mo stretchy="false">ω</mo>
                <mi>t</mi>
              </mrow>
            </msup>
          </mrow>
        </mtd>
      </mtr>
    </mtable>
    <annotation encoding="StarMath 5.0">{d x} over {dt} = underline X i e^{i %omega t}
newline
{d^2 x} over {dt^2} = underline X left (i right )^2 %omega^2 e^{i %omega t} = underline X left (-1 right ) %omega^2 e^{i %omega t}
</annotation>
  </semantics>
</math>
</file>

<file path=Object 6/content.xml><?xml version="1.0" encoding="utf-8"?>
<math xmlns="http://www.w3.org/1998/Math/MathML">
  <semantics>
    <mrow>
      <mfenced open="(" close=")">
        <mrow>
          <mrow>
            <munderover>
              <mo stretchy="false">∑</mo>
              <mrow>
                <mi>j</mi>
                <mo stretchy="false">=</mo>
                <mn>0</mn>
              </mrow>
              <mi>n</mi>
            </munderover>
            <msub>
              <mi>k</mi>
              <mi>j</mi>
            </msub>
          </mrow>
          <msup>
            <mrow>
              <mo stretchy="false">(</mo>
              <mrow>
                <mi>i</mi>
              </mrow>
              <mo stretchy="false">)</mo>
            </mrow>
            <mi>j</mi>
          </msup>
          <msup>
            <mo stretchy="false">ω</mo>
            <mi>j</mi>
          </msup>
        </mrow>
      </mfenced>
      <mrow>
        <munder accentunder="true">
          <mi>X</mi>
          <mo>̲</mo>
        </munder>
        <mo stretchy="false">=</mo>
        <munder accentunder="true">
          <mi>F</mi>
          <mo>̲</mo>
        </munder>
      </mrow>
    </mrow>
    <annotation encoding="StarMath 5.0">left ( sum from j = 0 to n k_j (i)^j %omega^j right ) underline X = underline F</annotation>
  </semantics>
</math>
</file>

<file path=Object 7/content.xml><?xml version="1.0" encoding="utf-8"?>
<math xmlns="http://www.w3.org/1998/Math/MathML">
  <semantics>
    <mrow>
      <msub>
        <mi>k</mi>
        <mn>2</mn>
      </msub>
      <munder accentunder="true">
        <mi>X</mi>
        <mo>̲</mo>
      </munder>
      <msup>
        <mfenced open="(" close=")">
          <mrow>
            <mi>i</mi>
          </mrow>
        </mfenced>
        <mn>2</mn>
      </msup>
      <msup>
        <mo stretchy="false">ω</mo>
        <mn>2</mn>
      </msup>
      <mrow>
        <msup>
          <mi>e</mi>
          <mrow>
            <mi>i</mi>
            <mo stretchy="false">ω</mo>
            <mi>t</mi>
          </mrow>
        </msup>
        <mo stretchy="false">+</mo>
        <msub>
          <mi>k</mi>
          <mn>1</mn>
        </msub>
      </mrow>
      <munder accentunder="true">
        <mi>X</mi>
        <mo>̲</mo>
      </munder>
      <mi>i</mi>
      <mo stretchy="false">ω</mo>
      <mrow>
        <msup>
          <mi>e</mi>
          <mrow>
            <mi>i</mi>
            <mo stretchy="false">ω</mo>
            <mi>t</mi>
          </mrow>
        </msup>
        <mo stretchy="false">+</mo>
        <msub>
          <mi>k</mi>
          <mn>0</mn>
        </msub>
      </mrow>
      <munder accentunder="true">
        <mi>X</mi>
        <mo>̲</mo>
      </munder>
      <mrow>
        <msup>
          <mi>e</mi>
          <mrow>
            <mi>i</mi>
            <mo stretchy="false">ω</mo>
            <mi>t</mi>
          </mrow>
        </msup>
        <mo stretchy="false">=</mo>
        <munder accentunder="true">
          <mi>F</mi>
          <mo>̲</mo>
        </munder>
      </mrow>
      <msup>
        <mi>e</mi>
        <mrow>
          <mi>i</mi>
          <mo stretchy="false">ω</mo>
          <mi>t</mi>
        </mrow>
      </msup>
    </mrow>
    <annotation encoding="StarMath 5.0">k_2 underline X left (i right )^2 %omega^2 e^{i %omega t} + k_1 underline X i %omega e^{i %omega t} + k_0 underline X e^{i %omega t} = underline F e^{i %omega t}</annotation>
  </semantics>
</math>
</file>

<file path=Object 8/content.xml><?xml version="1.0" encoding="utf-8"?>
<math xmlns="http://www.w3.org/1998/Math/MathML">
  <semantics>
    <mrow>
      <mfenced open="(" close=")">
        <mrow>
          <msub>
            <mi>k</mi>
            <mn>2</mn>
          </msub>
          <msup>
            <mo stretchy="false">ω</mo>
            <mn>2</mn>
          </msup>
          <mrow>
            <msup>
              <mfenced open="(" close=")">
                <mrow>
                  <mi>i</mi>
                </mrow>
              </mfenced>
              <mn>2</mn>
            </msup>
            <mo stretchy="false">+</mo>
            <msub>
              <mi>k</mi>
              <mn>1</mn>
            </msub>
          </mrow>
          <mi>i</mi>
          <mrow>
            <mo stretchy="false">ω</mo>
            <mo stretchy="false">+</mo>
            <msub>
              <mi>k</mi>
              <mn>0</mn>
            </msub>
          </mrow>
        </mrow>
      </mfenced>
      <munder accentunder="true">
        <mi>X</mi>
        <mo>̲</mo>
      </munder>
      <mrow>
        <msup>
          <mi>e</mi>
          <mrow>
            <mi>i</mi>
            <mo stretchy="false">ω</mo>
            <mi>t</mi>
          </mrow>
        </msup>
        <mo stretchy="false">=</mo>
        <munder accentunder="true">
          <mi>F</mi>
          <mo>̲</mo>
        </munder>
      </mrow>
      <msup>
        <mi>e</mi>
        <mrow>
          <mi>i</mi>
          <mo stretchy="false">ω</mo>
          <mi>t</mi>
        </mrow>
      </msup>
    </mrow>
    <annotation encoding="StarMath 5.0">left ( k_2 %omega^2 left (i right )^2 + k_1 i %omega + k_0 right ) underline X e^{i %omega t} = underline F e^{i %omega t}</annotation>
  </semantics>
</math>
</file>

<file path=Object 9/content.xml><?xml version="1.0" encoding="utf-8"?>
<math xmlns="http://www.w3.org/1998/Math/MathML">
  <semantics>
    <mrow>
      <mfenced open="(" close=")">
        <mrow>
          <msub>
            <mi>k</mi>
            <mn>2</mn>
          </msub>
          <msup>
            <mo stretchy="false">ω</mo>
            <mn>2</mn>
          </msup>
          <mrow>
            <msup>
              <mfenced open="(" close=")">
                <mrow>
                  <mi>i</mi>
                </mrow>
              </mfenced>
              <mn>2</mn>
            </msup>
            <mo stretchy="false">+</mo>
            <msub>
              <mi>k</mi>
              <mn>1</mn>
            </msub>
          </mrow>
          <mi>i</mi>
          <mrow>
            <mo stretchy="false">ω</mo>
            <mo stretchy="false">+</mo>
            <msub>
              <mi>k</mi>
              <mn>0</mn>
            </msub>
          </mrow>
        </mrow>
      </mfenced>
      <mrow>
        <munder accentunder="true">
          <mi>X</mi>
          <mo>̲</mo>
        </munder>
        <mo stretchy="false">=</mo>
        <munder accentunder="true">
          <mi>F</mi>
          <mo>̲</mo>
        </munder>
      </mrow>
    </mrow>
    <annotation encoding="StarMath 5.0">left ( k_2 %omega^2 left (i right )^2 + k_1 i %omega + k_0 right ) underline X  = underline F</annotation>
  </semantics>
</math>
</file>